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>
      <style:text-properties style:text-position="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3.673" calcext:value-type="float">
            <text:p>83,6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4" calcext:value-type="float">
            <text:p>434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4" calcext:value-type="float">
            <text:p>434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9" calcext:value-type="float">
            <text:p>229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5.762972330879" calcext:value-type="float">
            <text:p>255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37:54.3177417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2.1.2$Linux_X86_64 LibreOffice_project/20m0$Build-2</meta:generator>
    <dc:date>2016-09-26T21:38:37.583516311</dc:date>
    <dc:creator>Daniele Zambelli</dc:creator>
    <meta:editing-duration>PT1H28M7S</meta:editing-duration>
    <meta:editing-cycles>11</meta:editing-cycles>
    <meta:document-statistic meta:table-count="2" meta:cell-count="279" meta:object-count="0"/>
  </office:meta>
</office:document-meta>
</file>